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text-properties officeooo:rsid="0012d86f"/>
    </style:style>
    <style:style style:name="T1" style:family="text">
      <style:text-properties officeooo:rsid="0021183f"/>
    </style:style>
    <style:style style:name="T2" style:family="text">
      <style:text-properties officeooo:rsid="00230e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Call base template functions</text:h>
      <text:p text:style-name="Text_20_body"/>
      <text:p text:style-name="Text_20_body"><text:a xlink:type="simple" xlink:href="py3o://function=%22format_amount(amount,%20'%250.2f%20%25%25')%22" text:style-name="Internet_20_link" text:visited-style-name="Visited_20_Internet_20_Link"><text:span text:style-name="T1">function="format_amount(amount, '%0.2f %%')"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5-11-06T11:22:23.964717375</dc:date>
    <dc:creator>Anael Lorimier</dc:creator>
    <meta:editing-duration>PT3H38M38S</meta:editing-duration>
    <meta:editing-cycles>21</meta:editing-cycles>
    <meta:generator>LibreOffice/4.3.3.2$Linux_X86_64 LibreOffice_project/430m0$Build-2</meta:generator>
    <meta:document-statistic meta:table-count="0" meta:image-count="0" meta:object-count="0" meta:page-count="1" meta:paragraph-count="2" meta:word-count="7" meta:character-count="72" meta:non-whitespace-character-count="67"/>
  </office:meta>
</office:document-meta>
</file>